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2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99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48f639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ab417f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6af7f2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5b1b5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06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6b" draw:textarea-horizontal-align="justify" draw:textarea-vertical-align="middle" draw:auto-grow-height="false" fo:min-height="0.00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6b" draw:textarea-horizontal-align="justify" draw:textarea-vertical-align="middle" draw:auto-grow-height="false" fo:min-height="0.00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371cm" fo:min-width="0.122cm" fo:padding-top="0.15cm" fo:padding-bottom="0.15cm" fo:padding-left="0.275cm" fo:padding-right="0.27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55cm" fo:min-width="0.3cm" fo:padding-top="0.15cm" fo:padding-bottom="0.15cm" fo:padding-left="0.275cm" fo:padding-right="0.27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55cm" fo:min-width="0.3cm" fo:padding-top="0.15cm" fo:padding-bottom="0.15cm" fo:padding-left="0.275cm" fo:padding-right="0.27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55cm" fo:min-width="0.3cm" fo:padding-top="0.15cm" fo:padding-bottom="0.15cm" fo:padding-left="0.275cm" fo:padding-right="0.27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50" style:family="graphic" style:parent-style-name="objectwithoutfill">
      <style:graphic-properties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51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dddddd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dddddd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dddddd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54" style:family="graphic" style:parent-style-name="standard">
      <style:graphic-properties svg:stroke-width="0.07cm" svg:stroke-color="#000000" draw:marker-start-width="0.43cm" draw:marker-end-width="0.43cm" draw:textarea-vertical-align="middle" fo:padding-top="0.16cm" fo:padding-bottom="0.16cm" fo:padding-left="0.285cm" fo:padding-right="0.285cm"/>
    </style:style>
    <style:style style:name="gr55" style:family="graphic" style:parent-style-name="standard">
      <style:graphic-properties svg:stroke-width="0.05cm" svg:stroke-color="#000000" draw:marker-start-width="0.355cm" draw:marker-end-width="0.355cm" draw:fill-color="#8ef8f5" draw:textarea-vertical-align="middle" draw:auto-grow-height="false" fo:min-height="0.95cm" fo:min-width="0.7cm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7cm" svg:stroke-color="#000000" draw:marker-start-width="0.14cm" draw:marker-end-width="0.14cm" draw:fill="none" draw:textarea-vertical-align="middle" fo:padding-top="0.16cm" fo:padding-bottom="0.16cm" fo:padding-left="0.285cm" fo:padding-right="0.285cm"/>
    </style:style>
    <style:style style:name="gr57" style:family="graphic" style:parent-style-name="objectwithoutfill">
      <style:graphic-properties svg:stroke-width="0.15cm" svg:stroke-color="#ffffff" draw:marker-start-width="0.67cm" draw:marker-end-width="0.67cm" svg:stroke-linecap="round" draw:fill="none" draw:textarea-vertical-align="middle" fo:padding-top="0.2cm" fo:padding-bottom="0.2cm" fo:padding-left="0.325cm" fo:padding-right="0.325cm"/>
    </style:style>
    <style:style style:name="gr58" style:family="graphic" style:parent-style-name="objectwithoutfill">
      <style:graphic-properties svg:stroke-width="0.06cm" svg:stroke-color="#000000" draw:marker-start-width="0.195cm" draw:marker-end-width="0.195cm" draw:fill="solid" draw:fill-color="#f606d5" draw:textarea-vertical-align="middle" fo:padding-top="0.155cm" fo:padding-bottom="0.155cm" fo:padding-left="0.28cm" fo:padding-right="0.28cm"/>
    </style:style>
    <style:style style:name="gr59" style:family="graphic" style:parent-style-name="objectwithoutfill">
      <style:graphic-properties svg:stroke-width="0.06cm" svg:stroke-color="#000000" draw:marker-start-width="0.38cm" draw:marker-end-width="0.38cm" draw:fill="solid" draw:fill-color="#f606d5" draw:textarea-vertical-align="middle" fo:padding-top="0.155cm" fo:padding-bottom="0.155cm" fo:padding-left="0.28cm" fo:padding-right="0.28cm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606d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2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99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48f63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ab417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6af7f2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5b1b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1b191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6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8ef8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-color="#8ef8f5"/>
      <style:paragraph-properties fo:text-align="center"/>
    </style:style>
    <style:style style:name="P20" style:family="paragraph">
      <loext:graphic-properties draw:fill="solid" draw:fill-color="#f606d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ath draw:style-name="gr1" draw:text-style-name="P1" draw:layer="layout" svg:width="5.59cm" svg:height="5.484cm" svg:x="5.713cm" svg:y="1.738cm" svg:viewBox="0 0 5591 5485" svg:d="M2037 442c-223 218-447 437-670 655-90 125-180 250-270 375-121 81-242 163-363 244-137 103-274 207-411 310-88 94-175 189-263 283-20 185-40 369-60 554 33 104 67 209 100 313 55 65 109 131 164 196 117 53 233 106 350 159 140-4 279-7 419-11 59-13 119-25 178-38 166-7 332-14 498-21 279 63 557 127 836 190 95-16 189-33 284-49 124-44 247-88 371-132 50-64 100-129 150-193-54 134-109 268-163 402-30 111-59 222-89 333-53 135-106 271-159 406-17 110-34 220-51 330-10 56-20 113-30 169-11 83-22 167-33 250-9 106-18 212-27 318 930-374 1859-749 2789-1123 1-673 3-1345 4-2018-65-295-130-591-195-886-124-238-248-476-372-714-141-165-281-330-422-495-176-63-353-127-529-190-271-20-541-39-812-59-186 15-371 30-557 45-222 132-445 265-667 397z">
          <text:p/>
        </draw:path>
        <draw:path draw:style-name="gr2" draw:text-style-name="P2" draw:layer="layout" svg:width="2.702cm" svg:height="1.584cm" svg:x="6.791cm" svg:y="1.582cm" svg:viewBox="0 0 2703 1585" svg:d="M0 1585c720-859 1228-528 1685-663 458-134 1140-802 999-826l-380-63c-214-60-472-27-715 11-459 133-1076 279-1589 1541z">
          <text:p/>
        </draw:path>
        <draw:g draw:name="рог">
          <draw:path draw:style-name="gr3" draw:text-style-name="P3" draw:layer="layout" svg:width="0.237cm" svg:height="0.516cm" svg:x="7.267cm" svg:y="0.414cm" svg:viewBox="0 0 238 517" svg:d="M144 517c90-26 119-204 71-294l-69-96c-57-72-32-103-122-127l-24 70c-3 52 29 169 45 218 23 78 36 190 99 229z">
            <text:p/>
          </draw:path>
          <draw:path draw:style-name="gr4" draw:text-style-name="P4" draw:layer="layout" svg:width="0.294cm" svg:height="0.42cm" svg:x="7.435cm" svg:y="0.782cm" svg:viewBox="0 0 295 421" svg:d="M41 419c160 7 253 4 253-169 2-62-15-111-36-150l-63-73c-7-5-38-27-38-27-206 54-168 242-116 419z">
            <text:p/>
          </draw:path>
          <draw:path draw:style-name="gr5" draw:text-style-name="P5" draw:layer="layout" svg:width="0.36cm" svg:height="0.509cm" svg:x="7.525cm" svg:y="1.053cm" svg:viewBox="0 0 361 510" svg:d="M114 142c-33 35-82 42-101 67-16 24-16 109-7 128 40 14 8 70 38 173 72 6 113-76 179-87 30-32 48-64 76-103 33-43 49-65 62-135-2-32-13-55-19-84-67-47-41-73-90-101-46 40-56 98-117 136z">
            <text:p/>
          </draw:path>
          <draw:path draw:style-name="gr6" draw:text-style-name="P6" draw:layer="layout" svg:width="0.504cm" svg:height="0.618cm" svg:x="7.587cm" svg:y="1.286cm" svg:viewBox="0 0 505 619" svg:d="M172 619c135-133 48-90 192-208 2-3 6-6 8-7l17-16c59-59 89-135 106-222 13-68 16-46-8-93-9-19-9-16-25-38-2-5-13-16-14-22 0-8-5-10-7-13-75 3-11 0-60 8-15 3 11-6-27 5-45 15-61 47-93 80-141 140-259 163-261 388 0 133 38 120 172 138z">
            <text:p/>
          </draw:path>
          <draw:path draw:style-name="gr7" draw:text-style-name="P7" draw:layer="layout" svg:width="0.926cm" svg:height="0.88cm" svg:x="7.792cm" svg:y="1.667cm" svg:viewBox="0 0 927 881" svg:d="M503 3c-59 160 153 107-173 478-22 25-467 478-288 389l877-432c63-32-253-323-358-423-15-14-55-19-58-12z">
            <text:p/>
          </draw:path>
          <draw:path draw:style-name="gr8" draw:text-style-name="P8" draw:layer="layout" svg:width="0.604cm" svg:height="0.979cm" svg:x="7.691cm" svg:y="1.458cm" svg:viewBox="0 0 605 980" svg:d="M377 51c-11 74-103 209-143 269-50 80-215 167-234 185l11 98c46 84 74 320 112 377 59-5 192-168 235-220 42-51 147-118 210-268 27-65 41-195 36-280-22-35-26-24-49-70-22-42-12-49-42-77-57-30-29-44-86-65-27 33-8 24-50 51z">
            <text:p/>
          </draw:path>
          <draw:polygon draw:style-name="gr9" draw:text-style-name="P9" draw:layer="layout" svg:width="1.509cm" svg:height="2.273cm" svg:x="7.207cm" svg:y="0.284cm" svg:viewBox="0 0 1510 2274" draw:points="0,0 619,2274 1510,1828">
            <text:p/>
          </draw:polygon>
        </draw:g>
        <draw:polygon draw:style-name="gr10" draw:text-style-name="P2" draw:layer="layout" svg:width="2.575cm" svg:height="3.909cm" svg:x="9.924cm" svg:y="1.817cm" svg:viewBox="0 0 2576 3910" draw:points="0,562 28,0 313,63 571,188 855,429 1106,665 1348,924 1514,1313 1579,1638 1635,2146 1636,2462 1646,2706 1644,2986 1737,3223 1980,3483 2326,3553 2576,3483 2486,3722 2231,3877 1844,3910 1432,3798 1253,3568 1114,3374 1000,3176 913,3011 590,2165 407,1340">
          <text:p/>
        </draw:polygon>
        <draw:g draw:name="ухо">
          <draw:path draw:style-name="gr11" draw:text-style-name="P1" draw:layer="layout" svg:width="1.07cm" svg:height="1.846cm" svg:x="8.954cm" svg:y="1.243cm" svg:viewBox="0 0 1071 1847" svg:d="M1033 1847l-1033-492 166-698 299-448c98-70 195-139 291-209 51 82 110 166 144 267 32 91 72 197 102 307l57 385 12 427z">
            <text:p/>
          </draw:path>
          <draw:path draw:style-name="gr12" draw:text-style-name="P9" draw:layer="layout" svg:width="1.07cm" svg:height="1.846cm" svg:x="8.954cm" svg:y="1.243cm" svg:viewBox="0 0 1071 1847" svg:d="M0 1355l166-698 299-448c98-70 195-139 291-209 51 82 110 166 144 267 32 91 72 197 102 307l57 385 12 427-38 461">
            <text:p/>
          </draw:path>
          <draw:polygon draw:style-name="gr13" draw:text-style-name="P10" draw:layer="layout" svg:width="0.548cm" svg:height="1.181cm" svg:x="9.201cm" svg:y="1.713cm" svg:viewBox="0 0 549 1182" draw:points="476,1182 0,983 92,445 177,193 392,0 521,242 549,426 546,829">
            <text:p/>
          </draw:polygon>
          <draw:polyline draw:style-name="gr14" draw:text-style-name="P9" draw:layer="layout" svg:width="0.548cm" svg:height="1.181cm" svg:x="9.201cm" svg:y="1.713cm" svg:viewBox="0 0 549 1182" draw:points="0,983 92,445 177,193 392,0 521,242 549,426 546,829 476,1182">
            <text:p/>
          </draw:polyline>
        </draw:g>
        <draw:polygon draw:style-name="gr15" draw:text-style-name="P2" draw:layer="layout" svg:width="1.115cm" svg:height="1.793cm" svg:x="5.716cm" svg:y="3.495cm" svg:viewBox="0 0 1116 1794" draw:points="718,0 421,198 176,430 25,696 0,1005 57,1287 198,1551 421,1712 717,1794 1116,1741 1089,1587 1076,1423 1060,1165 987,957 875,748 782,491 767,258">
          <text:p/>
        </draw:polygon>
        <draw:path draw:style-name="gr16" draw:text-style-name="P11" draw:layer="layout" svg:width="0.23cm" svg:height="0.23cm" svg:x="6.037cm" svg:y="4.087cm" svg:viewBox="0 0 231 231" svg:d="M116 0c22 0 39 5 58 16 17 11 32 24 41 43 11 17 16 36 16 57 0 22-5 39-16 58-9 17-24 32-41 41-19 11-36 16-58 16-21 0-40-5-57-16-19-9-32-24-43-41-11-19-16-36-16-58 0-21 5-40 16-57 11-19 24-32 43-43 17-11 34-16 57-16z">
          <text:p/>
        </draw:path>
        <draw:polygon draw:style-name="gr17" draw:text-style-name="P2" draw:layer="layout" svg:width="1.578cm" svg:height="2.55cm" svg:x="10.554cm" svg:y="4.265cm" svg:viewBox="0 0 1579 2551" draw:points="71,0 0,1179 36,1551 174,1875 383,2225 674,2476 1014,2551 1579,2358 1076,2263 826,2032 818,1616 804,1348 627,1119 372,726 255,483">
          <text:p/>
        </draw:polygon>
        <draw:polygon draw:style-name="gr18" draw:text-style-name="P2" draw:layer="layout" svg:width="1.542cm" svg:height="2.629cm" svg:x="10.413cm" svg:y="5.305cm" svg:viewBox="0 0 1543 2630" draw:points="123,0 44,870 0,1630 139,1954 347,2304 639,2556 980,2630 1543,2437 1041,2342 791,2111 783,1695 767,1427 590,1198 337,805 220,562">
          <text:p/>
        </draw:polygon>
        <draw:g>
          <draw:custom-shape draw:style-name="gr19" draw:text-style-name="P12" draw:layer="layout" svg:width="1.7cm" svg:height="1.8cm" svg:x="0.473cm" svg:y="1.471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0" draw:text-style-name="P13" draw:layer="layout" svg:width="1.36cm" svg:height="1.441cm" svg:x="0.073cm" svg:y="4.171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1" draw:text-style-name="P13" draw:layer="layout" svg:width="1.36cm" svg:height="1.441cm" svg:x="3.073cm" svg:y="0.13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line draw:style-name="gr22" draw:text-style-name="P14" draw:layer="глаз1" svg:x1="7.427cm" svg:y1="3.289cm" svg:x2="7.269cm" svg:y2="3.052cm">
          <text:p/>
        </draw:line>
        <draw:line draw:style-name="gr23" draw:text-style-name="P14" draw:layer="глаз1" svg:x1="7.743cm" svg:y1="3.209cm" svg:x2="7.743cm" svg:y2="2.893cm">
          <text:p/>
        </draw:line>
        <draw:line draw:style-name="gr24" draw:text-style-name="P14" draw:layer="глаз1" svg:x1="8.06cm" svg:y1="3.289cm" svg:x2="8.218cm" svg:y2="3.052cm">
          <text:p/>
        </draw:line>
        <draw:custom-shape draw:style-name="gr25" draw:text-style-name="P15" draw:layer="глаз1" svg:width="0.95cm" svg:height="0.949cm" svg:x="7.262cm" svg:y="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6" draw:text-style-name="P11" draw:layer="глаз1" svg:width="0.553cm" svg:height="0.553cm" svg:x="7.348cm" svg:y="3.21cm" svg:viewBox="0 0 554 554" svg:d="M277 0c52 0 95 13 139 38s76 57 101 101c26 45 37 87 37 138 0 52-11 95-37 139-25 44-57 76-101 101-44 26-87 37-139 37-51 0-93-11-138-37-44-25-76-57-101-101s-38-87-38-139c0-51 13-93 38-138 25-44 57-76 101-101 45-25 87-38 138-38z">
            <text:p/>
          </draw:path>
          <draw:path draw:style-name="gr27" draw:text-style-name="P1" draw:layer="глаз1" svg:width="0.141cm" svg:height="0.141cm" svg:x="7.661cm" svg:y="3.378cm" svg:viewBox="0 0 142 142" svg:d="M71 0c13 0 24 3 37 9 11 7 19 16 25 27s9 23 9 35c0 13-3 24-9 37-6 11-14 19-25 25-13 6-24 9-37 9-12 0-24-3-35-9s-20-14-27-25c-6-13-9-24-9-37 0-12 3-24 9-35 7-11 16-20 27-27 11-6 23-9 35-9z">
            <text:p/>
          </draw:path>
          <draw:path draw:style-name="gr28" draw:text-style-name="P1" draw:layer="глаз1" svg:width="0.141cm" svg:height="0.141cm" svg:x="7.45cm" svg:y="3.306cm" svg:viewBox="0 0 142 142" svg:d="M71 0c13 0 24 3 37 9 11 7 19 16 25 27s9 23 9 35c0 13-3 24-9 37-6 11-14 19-25 25-13 6-24 9-37 9-12 0-24-3-35-9s-20-14-27-25c-6-13-9-24-9-37 0-12 3-24 9-35 7-11 16-20 27-27 11-6 23-9 35-9z">
            <text:p/>
          </draw:path>
        </draw:g>
        <draw:line draw:style-name="gr29" draw:text-style-name="P14" draw:layer="глаз2" svg:x1="10.077cm" svg:y1="6.866cm" svg:x2="9.877cm" svg:y2="6.566cm">
          <text:p/>
        </draw:line>
        <draw:line draw:style-name="gr30" draw:text-style-name="P14" draw:layer="глаз2" svg:x1="10.477cm" svg:y1="6.766cm" svg:x2="10.477cm" svg:y2="6.366cm">
          <text:p/>
        </draw:line>
        <draw:line draw:style-name="gr31" draw:text-style-name="P14" draw:layer="глаз2" svg:x1="10.877cm" svg:y1="6.866cm" svg:x2="11.077cm" svg:y2="6.566cm">
          <text:p/>
        </draw:line>
        <draw:custom-shape draw:style-name="gr32" draw:text-style-name="P15" draw:layer="глаз2" svg:width="1.2cm" svg:height="1.2cm" svg:x="9.869cm" svg:y="6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3" draw:text-style-name="P11" draw:layer="глаз2" svg:width="0.699cm" svg:height="0.699cm" svg:x="10.077cm" svg:y="6.766cm" svg:viewBox="0 0 700 700" svg:d="M350 0c65 0 119 15 175 47s96 72 128 128 47 110 47 175-15 119-47 175-72 96-128 128-110 47-175 47-119-15-175-47-96-72-128-128-47-110-47-175 15-119 47-175 72-96 128-128 110-47 175-47z">
            <text:p/>
          </draw:path>
          <draw:path draw:style-name="gr34" draw:text-style-name="P1" draw:layer="глаз2" svg:width="0.179cm" svg:height="0.179cm" svg:x="10.474cm" svg:y="6.977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  <draw:path draw:style-name="gr35" draw:text-style-name="P1" draw:layer="глаз2" svg:width="0.179cm" svg:height="0.179cm" svg:x="10.208cm" svg:y="6.889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</draw:g>
        <draw:line draw:style-name="gr36" draw:text-style-name="P14" draw:layer="глаз3" svg:x1="10.081cm" svg:y1="6.862cm" svg:x2="9.881cm" svg:y2="6.562cm">
          <text:p/>
        </draw:line>
        <draw:line draw:style-name="gr37" draw:text-style-name="P14" draw:layer="глаз3" svg:x1="10.481cm" svg:y1="6.762cm" svg:x2="10.481cm" svg:y2="6.362cm">
          <text:p/>
        </draw:line>
        <draw:line draw:style-name="gr38" draw:text-style-name="P14" draw:layer="глаз3" svg:x1="10.881cm" svg:y1="6.862cm" svg:x2="11.081cm" svg:y2="6.562cm">
          <text:p/>
        </draw:line>
        <draw:custom-shape draw:style-name="gr39" draw:text-style-name="P15" draw:layer="глаз3" svg:width="1.2cm" svg:height="1.2cm" svg:x="9.873cm" svg:y="6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40" draw:text-style-name="P11" draw:layer="глаз3" svg:width="0.699cm" svg:height="0.699cm" svg:x="10.181cm" svg:y="6.762cm" svg:viewBox="0 0 700 700" svg:d="M350 0c65 0 119 15 175 47s96 72 128 128 47 110 47 175-15 119-47 175-72 96-128 128-110 47-175 47-119-15-175-47-96-72-128-128-47-110-47-175 15-119 47-175 72-96 128-128 110-47 175-47z">
            <text:p/>
          </draw:path>
          <draw:path draw:style-name="gr41" draw:text-style-name="P1" draw:layer="глаз3" svg:width="0.179cm" svg:height="0.179cm" svg:x="10.578cm" svg:y="6.973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  <draw:path draw:style-name="gr42" draw:text-style-name="P1" draw:layer="глаз3" svg:width="0.179cm" svg:height="0.179cm" svg:x="10.312cm" svg:y="6.885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</draw:g>
        <draw:line draw:style-name="gr43" draw:text-style-name="P14" draw:layer="глаз4" svg:x1="10.085cm" svg:y1="6.857cm" svg:x2="9.885cm" svg:y2="6.557cm">
          <text:p/>
        </draw:line>
        <draw:line draw:style-name="gr44" draw:text-style-name="P14" draw:layer="глаз4" svg:x1="10.485cm" svg:y1="6.757cm" svg:x2="10.485cm" svg:y2="6.357cm">
          <text:p/>
        </draw:line>
        <draw:line draw:style-name="gr45" draw:text-style-name="P14" draw:layer="глаз4" svg:x1="10.885cm" svg:y1="6.857cm" svg:x2="11.085cm" svg:y2="6.557cm">
          <text:p/>
        </draw:line>
        <draw:custom-shape draw:style-name="gr46" draw:text-style-name="P15" draw:layer="глаз4" svg:width="1.2cm" svg:height="1.2cm" svg:x="9.877cm" svg:y="6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47" draw:text-style-name="P11" draw:layer="глаз4" svg:width="0.699cm" svg:height="0.699cm" svg:x="10.285cm" svg:y="6.757cm" svg:viewBox="0 0 700 700" svg:d="M350 0c65 0 119 15 175 47s96 72 128 128 47 110 47 175-15 119-47 175-72 96-128 128-110 47-175 47-119-15-175-47-96-72-128-128-47-110-47-175 15-119 47-175 72-96 128-128 110-47 175-47z">
            <text:p/>
          </draw:path>
          <draw:path draw:style-name="gr48" draw:text-style-name="P1" draw:layer="глаз4" svg:width="0.179cm" svg:height="0.179cm" svg:x="10.682cm" svg:y="6.968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  <draw:path draw:style-name="gr49" draw:text-style-name="P1" draw:layer="глаз4" svg:width="0.179cm" svg:height="0.179cm" svg:x="10.416cm" svg:y="6.88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</draw:g>
        <draw:path draw:style-name="gr50" draw:text-style-name="P16" draw:layer="layout" svg:width="0.801cm" svg:height="0.097cm" draw:transform="rotate (0.0898844564777079) translate (6.01158104742504cm 5.05034896317594cm)" svg:viewBox="0 0 802 98" svg:d="M0 87c291 0 631 57 802-87">
          <text:p/>
        </draw:path>
        <draw:line draw:style-name="gr51" draw:text-style-name="P17" draw:layer="глаз закрыт" svg:x1="10.1cm" svg:y1="7.7cm" svg:x2="9.877cm" svg:y2="7.966cm">
          <text:p/>
        </draw:line>
        <draw:line draw:style-name="gr52" draw:text-style-name="P17" draw:layer="глаз закрыт" svg:x1="10.477cm" svg:y1="8.266cm" svg:x2="10.477cm" svg:y2="7.866cm">
          <text:p/>
        </draw:line>
        <draw:line draw:style-name="gr53" draw:text-style-name="P17" draw:layer="глаз закрыт" svg:x1="10.9cm" svg:y1="7.7cm" svg:x2="11.077cm" svg:y2="7.966cm">
          <text:p/>
        </draw:line>
        <draw:circle draw:style-name="gr54" draw:text-style-name="P18" draw:layer="глаз закрыт" svg:width="1.2cm" svg:height="1.2cm" draw:transform="rotate (-3.14159265358979) translate (11.1cm 7.9cm)" draw:kind="arc" draw:start-angle="0.67" draw:end-angle="180.76">
          <text:p/>
        </draw:circle>
        <draw:custom-shape draw:style-name="gr55" draw:text-style-name="P19" draw:layer="промежуточный" svg:width="1.2cm" svg:height="1.2cm" svg:x="9.9cm" svg:y="6.7cm">
          <text:p/>
          <draw:enhanced-geometry draw:glue-point-type="segments" draw:type="mso-spt100" draw:modifiers="-179.511064176927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56" draw:text-style-name="P16" draw:layer="layout" svg:width="2.827cm" svg:height="1.04cm" draw:transform="rotate (-1.78878795036899) translate (9.007660481278cm 9.55675497628439cm)" svg:viewBox="0 0 2828 1041" svg:d="M0 725c178-25 2419 283 2733 316 152-238 77-1041 77-1041">
          <text:p/>
        </draw:path>
        <draw:line draw:style-name="gr57" draw:text-style-name="P16" draw:layer="layout" svg:x1="8.6cm" svg:y1="7.2cm" svg:x2="10.3cm" svg:y2="6.5cm">
          <text:p/>
        </draw:line>
        <draw:path draw:style-name="gr58" draw:text-style-name="P20" draw:layer="layout" svg:width="1.072cm" svg:height="0.607cm" draw:transform="rotate (-0.109606677025244) translate (7.44588549229122cm 11.583040049651cm)" svg:viewBox="0 0 1073 608" svg:d="M1027 608c8-123 55-408 45-508 0 0 10 100-917-100 6 148-155 419-155 419 0 0 221 177 1027 189z">
          <text:p/>
        </draw:path>
        <draw:path draw:style-name="gr56" draw:text-style-name="P16" draw:layer="layout" svg:width="6.574cm" svg:height="7.115cm" draw:transform="skewX (3.98127481014254E-017) rotate (-0.219038821125288) translate (8.87023492394381cm 5.53684799756306cm)" svg:viewBox="0 0 6575 7116" svg:d="M2592 0c542 6 517-3 1064 19 584 23 1192-9 1723 78 534 87 1747 1865 630 2830-130 337 533 2853 566 3460-662 250-1367 304-1779 294-152-684-115-492-120-998-3-355-315-1877-402-2267-495 190-1681 272-1996 239-421-43 631 2831 501 3167-478 375-1486 229-1779 294-87-1312 71-1723-489-2657-391-835-161-264-293-857-109-488-120-998-218-1898">
          <text:p/>
        </draw:path>
        <draw:path draw:style-name="gr58" draw:text-style-name="P20" draw:layer="layout" svg:width="1.839cm" svg:height="0.655cm" draw:transform="rotate (-0.109606677025244) translate (12.1261993240752cm 12.5047972780763cm)" svg:viewBox="0 0 1840 656" svg:d="M1839 497c9-124-44-398-54-497-100 11-586 165-1785 148 6 148 53 478 53 478l-14-32c0 0 1027 189 1800-97z">
          <text:p/>
        </draw:path>
        <draw:path draw:style-name="gr59" draw:text-style-name="P20" draw:layer="layout" svg:width="1.911cm" svg:height="3.563cm" draw:transform="rotate (1.15383716849345) translate (14.4224289108602cm 8.70264852872398cm)" svg:viewBox="0 0 1912 3564" svg:d="M887 20c388-109 756 247 913 580 152 321 193 801-157 1057-288 212-675 286-844 627-171 343 14 989 236 1280-822-620-1268-1626-911-2550 122-368 347-733 675-936l164-37z">
          <text:p/>
        </draw:path>
        <draw:path draw:style-name="gr58" draw:text-style-name="P20" draw:layer="layout" svg:width="1.8cm" svg:height="0.655cm" draw:transform="rotate (-0.109606677025244) translate (8.3650304388404cm 12.1090705537607cm)" svg:viewBox="0 0 1801 656" svg:d="M1800 497c9-124-44-398-55-497-99 11-482 185-1681 168 6 148-64 426-64 426 0 0 1027 189 1800-9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глаз1"/>
      <draw:layer draw:name="промежуточный"/>
      <draw:layer draw:name="глаз2"/>
      <draw:layer draw:name="глаз3"/>
      <draw:layer draw:name="глаз4"/>
      <draw:layer draw:name="глаз закрыт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9T15:29:29.590000000</dc:date>
    <meta:editing-duration>PT18H34M19S</meta:editing-duration>
    <meta:editing-cycles>82</meta:editing-cycles>
    <meta:generator>LibreOffice/6.1.3.2$Windows_x86 LibreOffice_project/86daf60bf00efa86ad547e59e09d6bb77c699acb</meta:generator>
    <meta:document-statistic meta:object-count="69"/>
  </office:meta>
</office:document-meta>
</file>